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2" table:number-rows-repeated="9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09">
            <text:p>109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109">
            <text:p>109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57">
            <text:p>2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0">20/02/2012</text:date>, <text:time>18:1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2-20T18:18:12</dc:date>
    <meta:editing-duration>PT00H37M42S</meta:editing-duration>
    <meta:editing-cycles>55</meta:editing-cycles>
    <meta:generator>OpenOffice.org/3.2$Unix OpenOffice.org_project/320m12$Build-9483</meta:generator>
    <dc:creator>david </dc:creator>
    <meta:document-statistic meta:table-count="5" meta:cell-count="150" meta:object-count="0"/>
  </office:meta>
</office:document-meta>
</file>